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line-height="200%"/>
      <style:text-properties style:font-name="DejaVu Sans" officeooo:rsid="0014c736" officeooo:paragraph-rsid="0014c736"/>
    </style:style>
    <style:style style:name="P2" style:family="paragraph" style:parent-style-name="Heading_20_1">
      <style:paragraph-properties fo:line-height="200%"/>
      <style:text-properties style:font-name="DejaVu Sans" officeooo:rsid="00155cfb" officeooo:paragraph-rsid="00155cfb"/>
    </style:style>
    <style:style style:name="P3" style:family="paragraph" style:parent-style-name="Heading_20_1">
      <style:paragraph-properties fo:line-height="200%"/>
      <style:text-properties style:font-name="DejaVu Sans" officeooo:rsid="00170194" officeooo:paragraph-rsid="00170194"/>
    </style:style>
    <style:style style:name="P4" style:family="paragraph" style:parent-style-name="Heading_20_1">
      <style:paragraph-properties fo:line-height="200%"/>
      <style:text-properties style:font-name="DejaVu Sans" officeooo:rsid="001c37d8" officeooo:paragraph-rsid="001c37d8"/>
    </style:style>
    <style:style style:name="P5" style:family="paragraph" style:parent-style-name="Heading_20_1">
      <style:paragraph-properties fo:line-height="200%"/>
      <style:text-properties style:font-name="DejaVu Sans" officeooo:rsid="001d981b" officeooo:paragraph-rsid="001d981b"/>
    </style:style>
    <style:style style:name="P6" style:family="paragraph" style:parent-style-name="Heading_20_1">
      <style:paragraph-properties fo:line-height="200%"/>
      <style:text-properties style:font-name="DejaVu Sans" officeooo:rsid="0021289f" officeooo:paragraph-rsid="0021289f"/>
    </style:style>
    <style:style style:name="P7" style:family="paragraph" style:parent-style-name="Heading_20_1">
      <style:paragraph-properties fo:line-height="200%"/>
      <style:text-properties style:font-name="DejaVu Sans" officeooo:rsid="002149ba" officeooo:paragraph-rsid="002149ba"/>
    </style:style>
    <style:style style:name="P8" style:family="paragraph" style:parent-style-name="Heading_20_1">
      <style:paragraph-properties fo:line-height="200%"/>
      <style:text-properties style:font-name="DejaVu Sans" officeooo:rsid="002371b8" officeooo:paragraph-rsid="002371b8"/>
    </style:style>
    <style:style style:name="P9" style:family="paragraph" style:parent-style-name="Text_20_body" style:list-style-name="L3">
      <style:paragraph-properties fo:line-height="200%"/>
      <style:text-properties style:font-name="DejaVu Sans" officeooo:rsid="0012ac36" officeooo:paragraph-rsid="0012ac36"/>
    </style:style>
    <style:style style:name="P10" style:family="paragraph" style:parent-style-name="Text_20_body" style:list-style-name="L3">
      <style:paragraph-properties fo:line-height="200%"/>
      <style:text-properties style:font-name="DejaVu Sans" officeooo:rsid="0013fc1e" officeooo:paragraph-rsid="0013fc1e"/>
    </style:style>
    <style:style style:name="P11" style:family="paragraph" style:parent-style-name="Text_20_body" style:list-style-name="L3">
      <style:paragraph-properties fo:line-height="200%"/>
      <style:text-properties style:font-name="DejaVu Sans" fo:font-weight="bold" officeooo:rsid="0013fc1e" officeooo:paragraph-rsid="0013fc1e" style:font-weight-asian="bold" style:font-weight-complex="bold"/>
    </style:style>
    <style:style style:name="P12" style:family="paragraph" style:parent-style-name="Text_20_body" style:list-style-name="L3">
      <style:paragraph-properties fo:line-height="200%"/>
      <style:text-properties style:font-name="DejaVu Sans" fo:font-weight="bold" officeooo:rsid="0014600e" officeooo:paragraph-rsid="0014600e" style:font-weight-asian="bold" style:font-weight-complex="bold"/>
    </style:style>
    <style:style style:name="P13" style:family="paragraph" style:parent-style-name="Text_20_body" style:list-style-name="L3">
      <style:paragraph-properties fo:line-height="200%"/>
      <style:text-properties style:font-name="DejaVu Sans" fo:font-weight="bold" officeooo:rsid="0014c736" officeooo:paragraph-rsid="0014c736" style:font-weight-asian="bold" style:font-weight-complex="bold"/>
    </style:style>
    <style:style style:name="P14" style:family="paragraph" style:parent-style-name="Text_20_body" style:list-style-name="L3">
      <style:paragraph-properties fo:line-height="200%"/>
      <style:text-properties style:font-name="DejaVu Sans" fo:font-weight="bold" officeooo:rsid="00155cfb" officeooo:paragraph-rsid="00155cfb" style:font-weight-asian="bold" style:font-weight-complex="bold"/>
    </style:style>
    <style:style style:name="P15" style:family="paragraph" style:parent-style-name="Text_20_body" style:list-style-name="L3">
      <style:paragraph-properties fo:line-height="200%"/>
      <style:text-properties style:font-name="DejaVu Sans" fo:font-weight="bold" officeooo:rsid="00170194" officeooo:paragraph-rsid="00170194" style:font-weight-asian="bold" style:font-weight-complex="bold"/>
    </style:style>
    <style:style style:name="P16" style:family="paragraph" style:parent-style-name="Text_20_body" style:list-style-name="L4">
      <style:paragraph-properties fo:line-height="200%"/>
      <style:text-properties style:font-name="DejaVu Sans" fo:font-weight="bold" officeooo:rsid="00170194" officeooo:paragraph-rsid="00170194" style:font-weight-asian="bold" style:font-weight-complex="bold"/>
    </style:style>
    <style:style style:name="P17" style:family="paragraph" style:parent-style-name="Text_20_body" style:list-style-name="L3">
      <style:paragraph-properties fo:line-height="200%"/>
      <style:text-properties style:font-name="DejaVu Sans" fo:font-weight="bold" officeooo:rsid="0018f8f5" officeooo:paragraph-rsid="0018f8f5" style:font-weight-asian="bold" style:font-weight-complex="bold"/>
    </style:style>
    <style:style style:name="P18" style:family="paragraph" style:parent-style-name="Text_20_body" style:list-style-name="L3">
      <style:paragraph-properties fo:line-height="200%"/>
      <style:text-properties style:font-name="DejaVu Sans" fo:font-weight="bold" officeooo:rsid="0019c038" officeooo:paragraph-rsid="0019c038" style:font-weight-asian="bold" style:font-weight-complex="bold"/>
    </style:style>
    <style:style style:name="P19" style:family="paragraph" style:parent-style-name="Text_20_body" style:list-style-name="L3">
      <style:paragraph-properties fo:line-height="200%"/>
      <style:text-properties style:font-name="DejaVu Sans" fo:font-weight="bold" officeooo:rsid="0019d075" officeooo:paragraph-rsid="0019d075" style:font-weight-asian="bold" style:font-weight-complex="bold"/>
    </style:style>
    <style:style style:name="P20" style:family="paragraph" style:parent-style-name="Text_20_body" style:list-style-name="L3">
      <style:paragraph-properties fo:line-height="200%"/>
      <style:text-properties style:font-name="DejaVu Sans" fo:font-weight="bold" officeooo:rsid="001b6ff7" officeooo:paragraph-rsid="001b6ff7" style:font-weight-asian="bold" style:font-weight-complex="bold"/>
    </style:style>
    <style:style style:name="P21" style:family="paragraph" style:parent-style-name="Text_20_body" style:list-style-name="L3">
      <style:paragraph-properties fo:line-height="200%"/>
      <style:text-properties style:font-name="DejaVu Sans" fo:font-weight="bold" officeooo:rsid="001c37d8" officeooo:paragraph-rsid="001c37d8" style:font-weight-asian="bold" style:font-weight-complex="bold"/>
    </style:style>
    <style:style style:name="P22" style:family="paragraph" style:parent-style-name="Text_20_body" style:list-style-name="L5">
      <style:paragraph-properties fo:line-height="200%"/>
      <style:text-properties style:font-name="DejaVu Sans" fo:font-weight="bold" officeooo:rsid="001c37d8" officeooo:paragraph-rsid="001c37d8" style:font-weight-asian="bold" style:font-weight-complex="bold"/>
    </style:style>
    <style:style style:name="P23" style:family="paragraph" style:parent-style-name="Text_20_body" style:list-style-name="L3">
      <style:paragraph-properties fo:line-height="200%"/>
      <style:text-properties style:font-name="DejaVu Sans" fo:font-weight="bold" officeooo:rsid="0025d746" officeooo:paragraph-rsid="0025d746" style:font-weight-asian="bold" style:font-weight-complex="bold"/>
    </style:style>
    <style:style style:name="P24" style:family="paragraph" style:parent-style-name="Text_20_body" style:list-style-name="L6">
      <style:paragraph-properties fo:line-height="200%"/>
      <style:text-properties style:font-name="DejaVu Sans" fo:font-weight="bold" officeooo:rsid="001d981b" officeooo:paragraph-rsid="001d981b" style:font-weight-asian="bold" style:font-weight-complex="bold"/>
    </style:style>
    <style:style style:name="P25" style:family="paragraph" style:parent-style-name="Text_20_body" style:list-style-name="L7">
      <style:paragraph-properties fo:line-height="200%"/>
      <style:text-properties style:font-name="DejaVu Sans" fo:font-weight="bold" officeooo:rsid="001d981b" officeooo:paragraph-rsid="001d981b" style:font-weight-asian="bold" style:font-weight-complex="bold"/>
    </style:style>
    <style:style style:name="P26" style:family="paragraph" style:parent-style-name="Text_20_body" style:list-style-name="L8">
      <style:paragraph-properties fo:line-height="200%"/>
      <style:text-properties style:font-name="DejaVu Sans" fo:font-weight="bold" officeooo:rsid="001d981b" officeooo:paragraph-rsid="001d981b" style:font-weight-asian="bold" style:font-weight-complex="bold"/>
    </style:style>
    <style:style style:name="P27" style:family="paragraph" style:parent-style-name="Text_20_body" style:list-style-name="L9">
      <style:paragraph-properties fo:line-height="200%"/>
      <style:text-properties style:font-name="DejaVu Sans" fo:font-weight="bold" officeooo:rsid="0021289f" officeooo:paragraph-rsid="0021289f" style:font-weight-asian="bold" style:font-weight-complex="bold"/>
    </style:style>
    <style:style style:name="P28" style:family="paragraph" style:parent-style-name="Text_20_body" style:list-style-name="L8">
      <style:paragraph-properties fo:line-height="200%"/>
      <style:text-properties style:font-name="DejaVu Sans" fo:font-weight="bold" officeooo:rsid="001ed8e4" officeooo:paragraph-rsid="001ed8e4" style:font-weight-asian="bold" style:font-weight-complex="bold"/>
    </style:style>
    <style:style style:name="P29" style:family="paragraph" style:parent-style-name="Text_20_body" style:list-style-name="L8">
      <style:paragraph-properties fo:line-height="200%"/>
      <style:text-properties style:font-name="DejaVu Sans" fo:font-weight="bold" officeooo:rsid="00206e79" officeooo:paragraph-rsid="00206e79" style:font-weight-asian="bold" style:font-weight-complex="bold"/>
    </style:style>
    <style:style style:name="P30" style:family="paragraph" style:parent-style-name="Text_20_body" style:list-style-name="L10">
      <style:paragraph-properties fo:line-height="200%"/>
      <style:text-properties style:font-name="DejaVu Sans" fo:font-weight="bold" officeooo:rsid="002149ba" officeooo:paragraph-rsid="002149ba" style:font-weight-asian="bold" style:font-weight-complex="bold"/>
    </style:style>
    <style:style style:name="P31" style:family="paragraph" style:parent-style-name="Text_20_body" style:list-style-name="L10">
      <style:paragraph-properties fo:line-height="200%"/>
      <style:text-properties style:font-name="DejaVu Sans" fo:font-weight="bold" officeooo:rsid="0022493c" officeooo:paragraph-rsid="0022493c" style:font-weight-asian="bold" style:font-weight-complex="bold"/>
    </style:style>
    <style:style style:name="P32" style:family="paragraph" style:parent-style-name="Text_20_body" style:list-style-name="L11">
      <style:paragraph-properties fo:line-height="200%"/>
      <style:text-properties style:font-name="DejaVu Sans" fo:font-weight="bold" officeooo:rsid="002371b8" officeooo:paragraph-rsid="002371b8" style:font-weight-asian="bold" style:font-weight-complex="bold"/>
    </style:style>
    <style:style style:name="P33" style:family="paragraph" style:parent-style-name="Text_20_body" style:list-style-name="L11">
      <style:paragraph-properties fo:line-height="200%"/>
      <style:text-properties style:font-name="DejaVu Sans" fo:font-weight="bold" officeooo:rsid="0024a3cc" officeooo:paragraph-rsid="0024a3cc" style:font-weight-asian="bold" style:font-weight-complex="bold"/>
    </style:style>
    <style:style style:name="P34" style:family="paragraph" style:parent-style-name="Text_20_body">
      <style:paragraph-properties fo:line-height="200%"/>
      <style:text-properties style:font-name="DejaVu Sans" fo:font-weight="bold" officeooo:rsid="002b360b" officeooo:paragraph-rsid="002b360b" style:font-weight-asian="bold" style:font-weight-complex="bold"/>
    </style:style>
    <style:style style:name="P35" style:family="paragraph" style:parent-style-name="Text_20_body">
      <style:paragraph-properties fo:line-height="200%"/>
      <style:text-properties style:font-name="DejaVu Sans" officeooo:rsid="0014600e" officeooo:paragraph-rsid="0014600e"/>
    </style:style>
    <style:style style:name="P36" style:family="paragraph" style:parent-style-name="Text_20_body" style:list-style-name="L3">
      <style:paragraph-properties fo:line-height="200%"/>
      <style:text-properties style:font-name="DejaVu Sans" officeooo:rsid="0014c736" officeooo:paragraph-rsid="0014c736"/>
    </style:style>
    <style:style style:name="P37" style:family="paragraph" style:parent-style-name="Text_20_body" style:list-style-name="L5">
      <style:paragraph-properties fo:line-height="200%"/>
      <style:text-properties style:text-position="0% 100%" style:font-name="DejaVu Sans" fo:font-weight="bold" officeooo:rsid="001c37d8" officeooo:paragraph-rsid="001c37d8" style:font-weight-asian="bold" style:font-weight-complex="bold"/>
    </style:style>
    <style:style style:name="P38" style:family="paragraph" style:parent-style-name="Title">
      <style:paragraph-properties fo:line-height="200%"/>
      <style:text-properties style:font-name="DejaVu Sans" officeooo:paragraph-rsid="0012ac3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48210" style:font-style-asian="normal" style:font-style-complex="normal"/>
    </style:style>
    <style:style style:name="T3" style:family="text">
      <style:text-properties fo:font-style="normal" officeooo:rsid="0019d075" style:font-style-asian="normal" style:font-style-complex="normal"/>
    </style:style>
    <style:style style:name="T4" style:family="text">
      <style:text-properties fo:font-style="normal" officeooo:rsid="00297191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48210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482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c73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9d075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fc1e" style:font-weight-asian="bold" style:font-weight-complex="bold"/>
    </style:style>
    <style:style style:name="T13" style:family="text">
      <style:text-properties fo:font-weight="bold" officeooo:rsid="0014821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8210" style:font-weight-asian="normal" style:font-weight-complex="normal"/>
    </style:style>
    <style:style style:name="T16" style:family="text">
      <style:text-properties fo:font-weight="normal" officeooo:rsid="001ed8e4" style:font-weight-asian="normal" style:font-weight-complex="normal"/>
    </style:style>
    <style:style style:name="T17" style:family="text">
      <style:text-properties fo:font-weight="normal" officeooo:rsid="001ef903" style:font-weight-asian="normal" style:font-weight-complex="normal"/>
    </style:style>
    <style:style style:name="T18" style:family="text">
      <style:text-properties fo:font-weight="normal" officeooo:rsid="0022493c" style:font-weight-asian="normal" style:font-weight-complex="normal"/>
    </style:style>
    <style:style style:name="T19" style:family="text">
      <style:text-properties style:font-name="DejaVu Sans"/>
    </style:style>
    <style:style style:name="T20" style:family="text">
      <style:text-properties style:font-name="DejaVu Sans" fo:font-weight="normal" style:font-weight-asian="normal" style:font-weight-complex="normal"/>
    </style:style>
    <style:style style:name="T21" style:family="text">
      <style:text-properties style:font-name="DejaVu Sans" fo:font-weight="normal" officeooo:rsid="001ed8e4" style:font-weight-asian="normal" style:font-weight-complex="normal"/>
    </style:style>
    <style:style style:name="T22" style:family="text">
      <style:text-properties style:font-name="DejaVu Sans" fo:font-weight="normal" officeooo:rsid="001ef903" style:font-weight-asian="normal" style:font-weight-complex="normal"/>
    </style:style>
    <style:style style:name="T23" style:family="text">
      <style:text-properties style:font-name="DejaVu Sans" fo:font-weight="normal" officeooo:rsid="0022493c" style:font-weight-asian="normal" style:font-weight-complex="normal"/>
    </style:style>
    <style:style style:name="T24" style:family="text">
      <style:text-properties style:font-name="DejaVu Sans" officeooo:rsid="001ed8e4"/>
    </style:style>
    <style:style style:name="T25" style:family="text">
      <style:text-properties style:font-name="DejaVu Sans" officeooo:rsid="001ef903"/>
    </style:style>
    <style:style style:name="T26" style:family="text">
      <style:text-properties style:font-name="DejaVu Sans" officeooo:rsid="0022493c"/>
    </style:style>
    <style:style style:name="T27" style:family="text">
      <style:text-properties officeooo:rsid="001ed8e4"/>
    </style:style>
    <style:style style:name="T28" style:family="text">
      <style:text-properties officeooo:rsid="001ef903"/>
    </style:style>
    <style:style style:name="T29" style:family="text">
      <style:text-properties officeooo:rsid="0022493c"/>
    </style:style>
    <style:style style:name="T30" style:family="text">
      <style:text-properties officeooo:rsid="0026de72"/>
    </style:style>
    <style:style style:name="T31" style:family="text">
      <style:text-properties style:text-underline-style="solid" style:text-underline-width="auto" style:text-underline-color="font-color" officeooo:rsid="0012ac36"/>
    </style:style>
    <style:style style:name="T32" style:family="text">
      <style:text-properties style:text-underline-style="solid" style:text-underline-width="auto" style:text-underline-color="font-color" officeooo:rsid="0026de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1">Ms. Baker </text:span><text:span text:style-name="T32">Schematic</text:span><text:span text:style-name="T31"> Checklist</text:span></text:p>
      <text:p text:style-name="P34">Schematic Revision 2.3</text:p>
      <text:p text:style-name="P35">Write component ids under the bullet point, if applicable</text:p>
      <text:h text:style-name="P1" text:outline-level="1">ESP32 BLOCK</text:h>
      <text:list xml:id="list3822447182" text:style-name="L3">
        <text:list-item>
          <text:p text:style-name="P9"><text:span text:style-name="T11">100nF</text:span><text:span text:style-name="T14"> capacitors connect</text:span><text:span text:style-name="T15">ing </text:span><text:span text:style-name="T13">esp32/</text:span><text:span text:style-name="T11">pins 19 </text:span><text:span text:style-name="T14">and </text:span><text:span text:style-name="T11">37 </text:span><text:span text:style-name="T12">respectively </text:span><text:span text:style-name="T15">to </text:span><text:span text:style-name="T13">ground</text:span></text:p>
        </text:list-item>
        <text:list-item>
          <text:p text:style-name="P36"><text:span text:style-name="T13">e</text:span><text:span text:style-name="T11">sp32/pins 19 </text:span><text:span text:style-name="T14">and </text:span><text:span text:style-name="T11"><text:s/>37</text:span><text:span text:style-name="T14"> connected to </text:span><text:span text:style-name="T11">V3.3+</text:span></text:p>
        </text:list-item>
        <text:list-item>
          <text:p text:style-name="P9"><text:span text:style-name="T11">1uF</text:span> capacitor connecting <text:span text:style-name="T13">esp32/</text:span><text:span text:style-name="T11">p</text:span><text:span text:style-name="T5">in 26</text:span><text:span text:style-name="T1"> to </text:span><text:span text:style-name="T5">ground</text:span></text:p>
        </text:list-item>
        <text:list-item>
          <text:p text:style-name="P10"><text:span text:style-name="T5">100nF, 1uF, and 10uF </text:span><text:span text:style-name="T7">capacitors connec</text:span><text:span text:style-name="T9">t</text:span><text:span text:style-name="T8">ing</text:span><text:span text:style-name="T7"> </text:span><text:span text:style-name="T5">both </text:span><text:span text:style-name="T6">esp32/</text:span><text:span text:style-name="T5">pins 3</text:span><text:span text:style-name="T7"> and</text:span><text:span text:style-name="T5"> 4 </text:span><text:span text:style-name="T8">to </text:span><text:span text:style-name="T6">ground</text:span></text:p>
        </text:list-item>
        <text:list-item>
          <text:p text:style-name="P10"><text:span text:style-name="T5">2nH</text:span><text:span text:style-name="T7"> inductor connect</text:span><text:span text:style-name="T8">ing</text:span><text:span text:style-name="T7"> </text:span><text:span text:style-name="T5">both </text:span><text:span text:style-name="T6">esp32/</text:span><text:span text:style-name="T5">pins 3</text:span><text:span text:style-name="T7"> and</text:span><text:span text:style-name="T5"> 4</text:span><text:span text:style-name="T7"> </text:span><text:span text:style-name="T8">to the aformentioned </text:span><text:span text:style-name="T6">bypass capacitors</text:span></text:p>
        </text:list-item>
        <text:list-item>
          <text:p text:style-name="P13"><text:span text:style-name="T2">b</text:span><text:span text:style-name="T1">oth esp32/pins 3</text:span><text:span text:style-name="T7"> and </text:span><text:span text:style-name="T1">4 </text:span><text:span text:style-name="T7">connected to </text:span><text:span text:style-name="T1">V3.3+</text:span></text:p>
        </text:list-item>
        <text:list-item>
          <text:p text:style-name="P11"><text:span text:style-name="T1">100pF</text:span><text:span text:style-name="T7"> and </text:span><text:span text:style-name="T1">1uF</text:span><text:span text:style-name="T7"> capacitors connec</text:span><text:span text:style-name="T8">ting</text:span><text:span text:style-name="T7"> </text:span><text:span text:style-name="T1">both </text:span><text:span text:style-name="T2">esp32/</text:span><text:span text:style-name="T1">pins 46</text:span><text:span text:style-name="T7"> and </text:span><text:span text:style-name="T1">43</text:span><text:span text:style-name="T7"> </text:span><text:span text:style-name="T8">to </text:span><text:span text:style-name="T2">ground</text:span></text:p>
        </text:list-item>
        <text:list-item>
          <text:p text:style-name="P13"><text:span text:style-name="T2">b</text:span><text:span text:style-name="T1">oth esp32/pins 46</text:span><text:span text:style-name="T7"> and </text:span><text:span text:style-name="T1">43</text:span><text:span text:style-name="T7"> connected to </text:span><text:span text:style-name="T1">V3.3+</text:span></text:p>
        </text:list-item>
        <text:list-item>
          <text:p text:style-name="P13"><text:span text:style-name="T1">100nF</text:span><text:span text:style-name="T7"> capacitor connecting </text:span><text:span text:style-name="T1"><text:s/>esp32/pin 1</text:span><text:span text:style-name="T7"> to </text:span><text:span text:style-name="T1"><text:s/>ground</text:span></text:p>
        </text:list-item>
        <text:list-item>
          <text:p text:style-name="P13"><text:span text:style-name="T1">esp32/pin 1 </text:span><text:span text:style-name="T7">connected to </text:span><text:span text:style-name="T1">V3.3+</text:span></text:p>
        </text:list-item>
        <text:list-item>
          <text:p text:style-name="P12"><text:soft-page-break/><text:span text:style-name="T2">esp32/</text:span><text:span text:style-name="T1">pin 9</text:span><text:span text:style-name="T7"> connected to </text:span><text:span text:style-name="T1">reset</text:span></text:p>
        </text:list-item>
        <text:list-item>
          <text:p text:style-name="P15"><text:span text:style-name="T1">10nF </text:span><text:span text:style-name="T7">capacitor connecting </text:span><text:span text:style-name="T1">esp32/pin48</text:span><text:span text:style-name="T7"> to </text:span><text:span text:style-name="T1">ground</text:span></text:p>
        </text:list-item>
        <text:list-item>
          <text:p text:style-name="P15"><text:span text:style-name="T1">499ohm </text:span><text:span text:style-name="T7">resistor </text:span><text:span text:style-name="T10">connecting </text:span><text:span text:style-name="T1">esp32/pin 41</text:span><text:span text:style-name="T7"> </text:span><text:span text:style-name="T10">to </text:span><text:span text:style-name="T3">UART_TX</text:span></text:p>
        </text:list-item>
        <text:list-item>
          <text:p text:style-name="P17"><text:span text:style-name="T1">esp32/pin 25</text:span><text:span text:style-name="T7"> connected to </text:span><text:span text:style-name="T1">SPI_CS</text:span></text:p>
        </text:list-item>
        <text:list-item>
          <text:p text:style-name="P17"><text:span text:style-name="T1">esp32/pin 27</text:span><text:span text:style-name="T7"> connected to </text:span><text:span text:style-name="T1">SPI_IO1</text:span></text:p>
        </text:list-item>
        <text:list-item>
          <text:p text:style-name="P17"><text:span text:style-name="T1">esp32/pin 30 </text:span><text:span text:style-name="T7">connected to </text:span><text:span text:style-name="T1">SPI_IO3</text:span></text:p>
        </text:list-item>
        <text:list-item>
          <text:p text:style-name="P17"><text:span text:style-name="T1">esp32/pin 31 </text:span><text:span text:style-name="T7">connected to </text:span><text:span text:style-name="T1">SPI_CLK</text:span></text:p>
        </text:list-item>
        <text:list-item>
          <text:p text:style-name="P17"><text:span text:style-name="T1">esp32/pin 32 </text:span><text:span text:style-name="T7">connected to </text:span><text:span text:style-name="T1">SPI_IO2</text:span></text:p>
        </text:list-item>
        <text:list-item>
          <text:p text:style-name="P17"><text:span text:style-name="T1">esp32/pin 33 </text:span><text:span text:style-name="T7">connected to </text:span><text:span text:style-name="T1">SPI_IO0</text:span></text:p>
        </text:list-item>
        <text:list-item>
          <text:p text:style-name="P18"><text:span text:style-name="T1">esp32/pin 14</text:span><text:span text:style-name="T7"> connected to </text:span><text:span text:style-name="T1">I2C_SCK</text:span></text:p>
        </text:list-item>
        <text:list-item>
          <text:p text:style-name="P18"><text:span text:style-name="T1">esp32/pin 15</text:span><text:span text:style-name="T7"> connected to </text:span><text:span text:style-name="T1">I2C_SDA</text:span></text:p>
        </text:list-item>
        <text:list-item>
          <text:p text:style-name="P18"><text:span text:style-name="T1">esp32/pin 23 </text:span><text:span text:style-name="T7">connected to </text:span><text:span text:style-name="T1">BOOTMODE</text:span></text:p>
        </text:list-item>
        <text:list-item>
          <text:p text:style-name="P19"><text:span text:style-name="T1">esp32/pin 40</text:span><text:span text:style-name="T7"> connected to </text:span><text:span text:style-name="T1">UART_RX</text:span></text:p>
        </text:list-item>
        <text:list-item>
          <text:p text:style-name="P20"><text:span text:style-name="T1">esp32/pin 34 </text:span><text:span text:style-name="T7"><text:s/>connected to the </text:span><text:span text:style-name="T1">BT STATUS LED</text:span></text:p>
        </text:list-item>
        <text:list-item>
          <text:p text:style-name="P20"><text:span text:style-name="T1">esp32/pin 35</text:span><text:span text:style-name="T7"> connected to the </text:span><text:span text:style-name="T1">BOOT STATUS LED</text:span></text:p>
        </text:list-item>
        <text:list-item>
          <text:p text:style-name="P20"><text:span text:style-name="T1">esp32/pin 36 </text:span><text:span text:style-name="T7">connected to the </text:span><text:span text:style-name="T1">ERROR LED</text:span></text:p>
        </text:list-item>
        <text:list-item>
          <text:p text:style-name="P23"><text:span text:style-name="T1">esp32/pin 17</text:span><text:span text:style-name="T7"> connected to </text:span><text:span text:style-name="T1">JTAG_MTMS</text:span></text:p>
        </text:list-item>
        <text:list-item>
          <text:p text:style-name="P23"><text:span text:style-name="T1">esp32/pin 18</text:span><text:span text:style-name="T7"> connected to </text:span><text:span text:style-name="T1">JTAG_MTDI</text:span></text:p>
        </text:list-item>
        <text:list-item>
          <text:p text:style-name="P23"><text:span text:style-name="T1">esp32/pin 20</text:span><text:span text:style-name="T7"> connected to </text:span><text:span text:style-name="T1">JTAG_MTCK</text:span></text:p>
        </text:list-item>
        <text:list-item>
          <text:p text:style-name="P23"><text:soft-page-break/><text:span text:style-name="T1">esp32/pin 21 </text:span><text:span text:style-name="T7">connected to </text:span><text:span text:style-name="T1">JTAG_MTDO</text:span></text:p>
        </text:list-item>
      </text:list>
      <text:h text:style-name="P2" text:outline-level="1">CPU CRYSTAL BLOCK</text:h>
      <text:list xml:id="list211021096933061" text:continue-numbering="true" text:style-name="L3">
        <text:list-item>
          <text:p text:style-name="P13"><text:span text:style-name="T1">40MHz</text:span><text:span text:style-name="T7"> crystal connected between </text:span><text:span text:style-name="T1">esp32/pins 4</text:span><text:span text:style-name="T4">4</text:span><text:span text:style-name="T7"> and </text:span><text:span text:style-name="T1">4</text:span><text:span text:style-name="T4">5 </text:span></text:p>
        </text:list-item>
        <text:list-item>
          <text:p text:style-name="P14"><text:span text:style-name="T1">0ohm </text:span><text:span text:style-name="T7">resistor in series between </text:span><text:span text:style-name="T1">esp32/pin 45</text:span><text:span text:style-name="T7"> and the </text:span><text:span text:style-name="T1">40MHz </text:span><text:span text:style-name="T7">crystal</text:span></text:p>
        </text:list-item>
        <text:list-item>
          <text:p text:style-name="P15"><text:span text:style-name="T1">12pF</text:span><text:span text:style-name="T7"> capacitors connected to both </text:span><text:span text:style-name="T1">40MHz/pins 1 </text:span><text:span text:style-name="T7">and </text:span><text:span text:style-name="T1">3 respectively</text:span></text:p>
        </text:list-item>
        <text:list-item>
          <text:p text:style-name="P21"><text:span text:style-name="T1">40MHz/pins 2</text:span><text:span text:style-name="T7"> and </text:span><text:span text:style-name="T1">4</text:span><text:span text:style-name="T7"> connected to </text:span><text:span text:style-name="T1">ground</text:span></text:p>
        </text:list-item>
      </text:list>
      <text:h text:style-name="P3" text:outline-level="1">RTC CRYSTAL BLOCK</text:h>
      <text:list xml:id="list2328713343" text:style-name="L4">
        <text:list-item>
          <text:p text:style-name="P16">32.768kHz <text:span text:style-name="T14">crystal connected between </text:span>esp32/pins 12 <text:span text:style-name="T14">and</text:span> 13</text:p>
        </text:list-item>
        <text:list-item>
          <text:p text:style-name="P16">12pF <text:span text:style-name="T14">capacitors connected to both </text:span>32.768kHz/pins 1<text:span text:style-name="T14"> and </text:span>2 respectively</text:p>
        </text:list-item>
      </text:list>
      <text:h text:style-name="P4" text:outline-level="1">RESET BLOCK</text:h>
      <text:list xml:id="list3806785750" text:style-name="L5">
        <text:list-item>
          <text:p text:style-name="P22">100nF<text:span text:style-name="T14"> capacitor connecting </text:span>mcp130/pin 2<text:span text:style-name="T14"> to </text:span>ground</text:p>
        </text:list-item>
        <text:list-item>
          <text:p text:style-name="P22">jumper<text:span text:style-name="T14"> connecting </text:span>mcp130/pin1 <text:span text:style-name="T14">to</text:span> reset</text:p>
        </text:list-item>
        <text:list-item>
          <text:p text:style-name="P22">mcp130/pin 2 <text:span text:style-name="T14">connected to </text:span>V3.3+</text:p>
        </text:list-item>
        <text:list-item>
          <text:p text:style-name="P37">mcp130/pin 3<text:span text:style-name="T14"> connected to </text:span>ground</text:p>
        </text:list-item>
      </text:list>
      <text:h text:style-name="P5" text:outline-level="1">ANTENNA BLOCK</text:h>
      <text:list xml:id="list3007410597" text:style-name="L6">
        <text:list-item>
          <text:p text:style-name="P24">One inductor<text:span text:style-name="T14"> and </text:span>two capacitors<text:span text:style-name="T14"> configured in </text:span>pi-style<text:span text:style-name="T14"> matching network</text:span></text:p>
        </text:list-item>
        <text:list-item>
          <text:p text:style-name="P24"><text:soft-page-break/>Use center-tapped inductor or two inductors<text:span text:style-name="T14"> for tuning</text:span></text:p>
        </text:list-item>
      </text:list>
      <text:h text:style-name="P5" text:outline-level="1">I2C PULLUP BLOCK</text:h>
      <text:list xml:id="list3036649379" text:style-name="L7">
        <text:list-item>
          <text:p text:style-name="P25">2 12kOhm<text:span text:style-name="T14"> resistors connecting </text:span>I2C_SCK <text:span text:style-name="T14">and </text:span>I2C_SDA respectively<text:span text:style-name="T14"> to </text:span>V3.3+</text:p>
        </text:list-item>
      </text:list>
      <text:h text:style-name="P6" text:outline-level="1">LED BLOCK</text:h>
      <text:list xml:id="list1397031513" text:style-name="L9">
        <text:list-item>
          <text:p text:style-name="P27">120Ohm<text:span text:style-name="T14"> resistor between </text:span>each LED<text:span text:style-name="T14"> and their respective </text:span>esp32 pin</text:p>
        </text:list-item>
        <text:list-item>
          <text:p text:style-name="P27">2.1v<text:span text:style-name="T14"> LEDs</text:span></text:p>
        </text:list-item>
        <text:list-item>
          <text:p text:style-name="P27">BLUE=BLUETOOTH, GREEN=STATUS, RED=ERROR</text:p>
        </text:list-item>
      </text:list>
      <text:h text:style-name="P5" text:outline-level="1">POWER SUPPLY BLOCK</text:h>
      <text:list xml:id="list4057418038" text:style-name="L8">
        <text:list-item>
          <text:p text:style-name="P26">10uF <text:span text:style-name="T14">capacitor connecting </text:span>adp124/pins 7 <text:span text:style-name="T14">and </text:span>8<text:span text:style-name="T14"> to </text:span>ground</text:p>
        </text:list-item>
        <text:list-item>
          <text:p text:style-name="P26">10uF<text:span text:style-name="T14"> capacitor connecting </text:span>adp124/pins 1<text:span text:style-name="T14"> and </text:span>2 <text:span text:style-name="T14">to </text:span>ground</text:p>
        </text:list-item>
        <text:list-item>
          <text:p text:style-name="P26">1uF <text:span text:style-name="T14">capacitor connecting </text:span>adp150/pin 1 <text:span text:style-name="T14">to </text:span>ground</text:p>
        </text:list-item>
        <text:list-item>
          <text:p text:style-name="P26">1uF <text:span text:style-name="T14">capacitor connecting </text:span>adp150/pin 5 <text:span text:style-name="T14">to </text:span>ground</text:p>
        </text:list-item>
        <text:list-item>
          <text:p text:style-name="P26">adp124/pi<text:span text:style-name="T27">ns </text:span><text:span text:style-name="T28">5, </text:span><text:span text:style-name="T27">7 </text:span><text:span text:style-name="T16">and </text:span><text:span text:style-name="T27">8</text:span><text:span text:style-name="T16"> connected to a 3.7v LiPo battery, preferably via a </text:span><text:span text:style-name="T27">Molex Picoblade</text:span></text:p>
        </text:list-item>
        <text:list-item>
          <text:p text:style-name="P28">adp124/pins 1, 2,<text:span text:style-name="T14"> </text:span><text:span text:style-name="T17">and</text:span><text:span text:style-name="T28"> 3</text:span><text:span text:style-name="T14"> connected to </text:span>V3.3+</text:p>
        </text:list-item>
        <text:list-item>
          <text:p text:style-name="P29">adp124/pin 4<text:span text:style-name="T14"> connected to </text:span>ground</text:p>
        </text:list-item>
        <text:list-item>
          <text:p text:style-name="P29">adp150/pins 1<text:span text:style-name="T14"> and </text:span>3<text:span text:style-name="T14"> connected to </text:span>V3.3+</text:p>
        </text:list-item>
        <text:list-item>
          <text:p text:style-name="P29"><text:soft-page-break/>adp150/pin 2 <text:span text:style-name="T14">connected to </text:span>ground</text:p>
        </text:list-item>
        <text:list-item>
          <text:p text:style-name="P29">adp150/pin 5 <text:span text:style-name="T14">connected to </text:span>V1.8+</text:p>
        </text:list-item>
      </text:list>
      <text:h text:style-name="P7" text:outline-level="1">IMU BLOCK</text:h>
      <text:list xml:id="list3465011096" text:style-name="L10">
        <text:list-item>
          <text:p text:style-name="P30">100nF<text:span text:style-name="T14"> and </text:span>2.2uF<text:span text:style-name="T14"> capacitor connecting </text:span>icm20601/pin 16<text:span text:style-name="T14"> to </text:span>ground</text:p>
        </text:list-item>
        <text:list-item>
          <text:p text:style-name="P30">10nF <text:span text:style-name="T14">capacitor connecting </text:span>icm20601/pin 1<text:span text:style-name="T14"> to </text:span>ground</text:p>
        </text:list-item>
        <text:list-item>
          <text:p text:style-name="P30">470nF<text:span text:style-name="T14"> capacitor connecting </text:span>icm20601/pin 14<text:span text:style-name="T14"> to </text:span>ground</text:p>
        </text:list-item>
        <text:list-item>
          <text:p text:style-name="P30">icm20601/pin 1<text:span text:style-name="T14"> </text:span><text:span text:style-name="T18">connected t</text:span><text:span text:style-name="T14">o </text:span>V<text:span text:style-name="T29">3</text:span>.<text:span text:style-name="T29">3</text:span>+</text:p>
        </text:list-item>
        <text:list-item>
          <text:p text:style-name="P30">icm20601/pin 2 <text:span text:style-name="T18">connected to</text:span><text:span text:style-name="T14"> </text:span>I2C_SCK</text:p>
        </text:list-item>
        <text:list-item>
          <text:p text:style-name="P31">icm20601/pin 3 <text:span text:style-name="T14">connected to</text:span> I2C_SDA</text:p>
        </text:list-item>
        <text:list-item>
          <text:p text:style-name="P31">icm20601/pin 4 <text:span text:style-name="T14">connected to </text:span>ground</text:p>
        </text:list-item>
        <text:list-item>
          <text:p text:style-name="P31">icm20601/pin 5<text:span text:style-name="T14"> connected to </text:span>V3.3+</text:p>
        </text:list-item>
        <text:list-item>
          <text:p text:style-name="P31">icm20601/pin 8<text:span text:style-name="T14"> connected to</text:span> ground</text:p>
        </text:list-item>
        <text:list-item>
          <text:p text:style-name="P31">icm20601/pin 13<text:span text:style-name="T14"> connected to </text:span>ground</text:p>
        </text:list-item>
        <text:list-item>
          <text:p text:style-name="P31">icm20601/pin 16 <text:span text:style-name="T14">connected to </text:span>V1.8V+</text:p>
        </text:list-item>
      </text:list>
      <text:h text:style-name="P8" text:outline-level="1">FERAM BLOCK</text:h>
      <text:list xml:id="list1355106756" text:style-name="L11">
        <text:list-item>
          <text:p text:style-name="P32">2.2uF<text:span text:style-name="T14"> capacitor connecting </text:span>fm24v01/pin 8<text:span text:style-name="T14"> to </text:span>ground</text:p>
        </text:list-item>
        <text:list-item>
          <text:p text:style-name="P33">fm24v01/pins 1, 2, <text:span text:style-name="T14">and </text:span>3<text:span text:style-name="T14"> connected to </text:span>ground</text:p>
        </text:list-item>
        <text:list-item>
          <text:p text:style-name="P33">fm24v01/pin<text:span text:style-name="T14"> </text:span>4<text:span text:style-name="T14"> connected to </text:span>ground</text:p>
        </text:list-item>
        <text:list-item>
          <text:p text:style-name="P33"><text:soft-page-break/>fm24v01/pin 5<text:span text:style-name="T14"> connected to </text:span>I2C_SDA</text:p>
        </text:list-item>
        <text:list-item>
          <text:p text:style-name="P33">fm24v01/pin 6 <text:span text:style-name="T14">connected to </text:span>I2C_SCK</text:p>
        </text:list-item>
        <text:list-item>
          <text:p text:style-name="P33">fm24v01/pin 7 <text:span text:style-name="T14">connected to </text:span>ground</text:p>
        </text:list-item>
        <text:list-item>
          <text:p text:style-name="P33">fm24v01/pin 8<text:span text:style-name="T14"> connected to </text:span>V3.3+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0:37:54.789940825</meta:creation-date>
    <dc:date>2021-06-13T21:10:18.960808310</dc:date>
    <meta:editing-duration>PT4H21M38S</meta:editing-duration>
    <meta:editing-cycles>21</meta:editing-cycles>
    <meta:generator>LibreOffice/7.1.3.2$Linux_X86_64 LibreOffice_project/10$Build-2</meta:generator>
    <meta:document-statistic meta:table-count="0" meta:image-count="0" meta:object-count="0" meta:page-count="6" meta:paragraph-count="87" meta:word-count="615" meta:character-count="3566" meta:non-whitespace-character-count="3107"/>
  </office:meta>
</office:document-meta>
</file>